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ze of the rendered i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duct page</text:p>
          </table:table-cell>
          <table:table-cell/>
          <table:table-cell office:value-type="string" calcext:value-type="string">
            <text:p>Index page</text:p>
          </table:table-cell>
        </table:table-row>
        <table:table-row table:style-name="ro1">
          <table:table-cell office:value-type="string" calcext:value-type="string">
            <text:p>CS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isplay width</text:p>
          </table:table-cell>
          <table:table-cell office:value-type="string" calcext:value-type="string">
            <text:p>product image</text:p>
          </table:table-cell>
          <table:table-cell office:value-type="string" calcext:value-type="string">
            <text:p>thumbnail</text:p>
          </table:table-cell>
          <table:table-cell/>
        </table:table-row>
        <table:table-row table:style-name="ro2">
          <table:table-cell office:value-type="string" calcext:value-type="string">
            <text:p>Smartphone</text:p>
          </table:table-cell>
          <table:table-cell office:value-type="string" calcext:value-type="string">
            <text:p>Phone</text:p>
          </table:table-cell>
          <table:table-cell office:value-type="float" office:value="360" calcext:value-type="float">
            <text:p>360</text:p>
          </table:table-cell>
          <table:table-cell table:formula="of:=[.C5]*0.95-40" office:value-type="float" office:value="302" calcext:value-type="float">
            <text:p>302</text:p>
          </table:table-cell>
          <table:table-cell table:formula="of:=[.D5]*0.32" office:value-type="float" office:value="96.64" calcext:value-type="float">
            <text:p>96.64</text:p>
          </table:table-cell>
          <table:table-cell table:formula="of:=[.C5]*0.95-20" office:value-type="float" office:value="322" calcext:value-type="float">
            <text:p>322</text:p>
          </table:table-cell>
        </table:table-row>
        <table:table-row table:style-name="ro2">
          <table:table-cell office:value-type="string" calcext:value-type="string">
            <text:p>Smartphone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table:formula="of:=[.D6]*0.32" office:value-type="float" office:value="102.4" calcext:value-type="float">
            <text:p>102.4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Smartphone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20" calcext:value-type="float">
            <text:p>320</text:p>
          </table:table-cell>
          <table:table-cell table:formula="of:=[.D7]*0.32" office:value-type="float" office:value="102.4" calcext:value-type="float">
            <text:p>102.4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Smartphone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([.C8] * 0.98 - 40) * 0.3" office:value-type="float" office:value="213.792" calcext:value-type="float">
            <text:p>213.792</text:p>
          </table:table-cell>
          <table:table-cell table:formula="of:=[.D8]*0.32" office:value-type="float" office:value="68.41344" calcext:value-type="float">
            <text:p>68.41344</text:p>
          </table:table-cell>
          <table:table-cell table:formula="of:=[.C8]* 0.98 * 0.49 - 20" office:value-type="float" office:value="348.7936" calcext:value-type="float">
            <text:p>348.7936</text:p>
          </table:table-cell>
        </table:table-row>
        <table:table-row table:style-name="ro1">
          <table:table-cell office:value-type="string" calcext:value-type="string">
            <text:p>Tablet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([.C9] * 0.98 - 40) * 0.3" office:value-type="float" office:value="289.056" calcext:value-type="float">
            <text:p>289.056</text:p>
          </table:table-cell>
          <table:table-cell table:formula="of:=[.D9]*0.32" office:value-type="float" office:value="92.49792" calcext:value-type="float">
            <text:p>92.49792</text:p>
          </table:table-cell>
          <table:table-cell table:formula="of:=[.C9]* 0.98 * 0.49 - 20" office:value-type="float" office:value="471.7248" calcext:value-type="float">
            <text:p>471.7248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table:number-columns-repeated="4"/>
          <table:table-cell office:value-type="float" office:value="325" calcext:value-type="float">
            <text:p>32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ize of the image fil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7:00:25.084000000</meta:creation-date>
    <dc:date>2014-12-07T20:43:49.854000000</dc:date>
    <meta:editing-duration>P4DT3H29M55S</meta:editing-duration>
    <meta:editing-cycles>5</meta:editing-cycles>
    <meta:generator>LibreOffice/4.1.1.2$Windows_x86 LibreOffice_project/7e4286b58adc75a14f6d83f53a03b6c11fa2903</meta:generator>
    <meta:document-statistic meta:table-count="1" meta:cell-count="37" meta:object-count="0"/>
  </office:meta>
</office:document-meta>
</file>